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venir Next" svg:font-family="'Avenir Next', Avenir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2373f" loext:opacity="100%" style:font-name="Avenir Next" fo:font-size="22pt" fo:letter-spacing="normal" fo:font-style="normal" fo:font-weight="bold" style:font-size-asian="22pt" style:font-weight-asian="bold" style:font-size-complex="22pt" style:font-weight-complex="bold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2373f" loext:opacity="100%" style:font-name="Avenir Next" fo:font-size="11.25pt" fo:letter-spacing="normal" fo:font-style="normal" fo:font-weight="bold"/>
    </style:style>
    <style:style style:name="T2" style:family="text">
      <style:text-properties fo:font-variant="normal" fo:text-transform="none" fo:color="#32373f" loext:opacity="100%" style:font-name="Avenir Next" fo:font-size="11.25pt" fo:letter-spacing="normal" fo:font-style="normal" fo:font-weight="bold" officeooo:rsid="001a2b22"/>
    </style:style>
    <style:style style:name="T3" style:family="text">
      <style:text-properties fo:font-variant="normal" fo:text-transform="none" fo:color="#32373f" loext:opacity="100%" style:font-name="Avenir Next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lyra"/>Lyra</text:h>
      <text:p text:style-name="P2"><text:span text:style-name="Strong_20_Emphasis"><text:span text:style-name="T2">C</text:span></text:span><text:span text:style-name="Strong_20_Emphasis"><text:span text:style-name="T1">ore</text:span></text:span><text:span text:style-name="T3"><text:line-break/>&lt;&gt; main.py<text:line-break/>&lt;&gt; input-handler.py<text:line-break/>&lt;&gt; responder.py<text:line-break/>&lt;&gt; log-handler.py</text:span></text:p>
      <text:p text:style-name="P2"><text:span text:style-name="Strong_20_Emphasis"><text:span text:style-name="T1">Modules</text:span></text:span><text:span text:style-name="T3"><text:line-break/>&lt;&gt; sys-info.py<text:line-break/>&lt;&gt; apps.py<text:line-break/>&lt;&gt; logs.txt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venir Next" svg:font-family="'Avenir Next', Avenir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9T11:07:17.115952543</meta:creation-date>
    <dc:date>2025-11-09T11:10:41.085189978</dc:date>
    <meta:editing-duration>PT3M30S</meta:editing-duration>
    <meta:editing-cycles>1</meta:editing-cycles>
    <meta:document-statistic meta:table-count="0" meta:image-count="0" meta:object-count="0" meta:page-count="1" meta:paragraph-count="3" meta:word-count="17" meta:character-count="118" meta:non-whitespace-character-count="104"/>
    <meta:generator>LibreOffice/24.2.7.2$Linux_X86_64 LibreOffice_project/420$Build-2</meta:generator>
  </office:meta>
</office:document-meta>
</file>